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draw:stroke="none" svg:stroke-width="0cm" svg:stroke-color="#000000" draw:marker-start-width="0.203cm" draw:marker-end-width="0.203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 style:list-style-name="L1">
      <style:graphic-properties draw:stroke="none" svg:stroke-width="0.025cm" svg:stroke-color="#000000" draw:marker-start-width="0.229cm" draw:marker-end-width="0.229cm" draw:fill-color="#b3b3b3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2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3" style:family="graphic" style:parent-style-name="standard" style:list-style-name="L1">
      <style:graphic-properties draw:stroke="none"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2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3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4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5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6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7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8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9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0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1" style:family="graphic" style:parent-style-name="standard" style:list-style-name="L1">
      <style:graphic-properties svg:stroke-width="0.025cm" svg:stroke-color="#000000" draw:marker-start-width="0.229cm" draw:marker-end-width="0.229cm" draw:fill="none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32" style:family="graphic" style:parent-style-name="objectwithoutfill">
      <style:graphic-properties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33" style:family="graphic" style:parent-style-name="objectwithoutfill">
      <style:graphic-properties svg:stroke-width="0.025cm" draw:marker-start-width="0.229cm" draw:marker-end-width="0.229cm" draw:fill="none" draw:textarea-vertical-align="middle" fo:padding-top="0.137cm" fo:padding-bottom="0.137cm" fo:padding-left="0.262cm" fo:padding-right="0.262cm"/>
    </style:style>
    <style:style style:name="gr34" style:family="graphic" style:parent-style-name="standard">
      <style:graphic-properties draw:stroke="none" svg:stroke-color="#000000" draw:fill="none" draw:fill-color="#ffffff" fo:min-height="1.40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P7" style:family="paragraph">
      <style:text-properties fo:font-size="11pt" style:font-size-asian="11pt" style:font-size-complex="11pt"/>
    </style:style>
    <style:style style:name="T1" style:family="text">
      <style:text-properties fo:font-family="'Liberation Sans'" style:font-family-generic="roman" style:font-pitch="variable" fo:font-size="10pt" style:letter-kerning="true" style:font-family-asian="'WenQuanYi Micro Hei'" style:font-family-generic-asian="system" style:font-pitch-asian="variable" style:font-size-asian="10pt" style:font-family-complex="'Lohit Hindi'" style:font-family-generic-complex="system" style:font-pitch-complex="variable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032cm" svg:height="0.635cm" svg:x="14.732cm" svg:y="5.461cm">
          <text:p text:style-name="P1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.986cm" svg:height="0.635cm" svg:x="2.54cm" svg:y="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32cm" svg:height="4.826cm" svg:x="16.764cm" svg:y="1.65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032cm" svg:height="0.635cm" svg:x="16.764cm" svg:y="6.096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032cm" svg:height="0.635cm" svg:x="8.636cm" svg:y="4.826cm">
          <text:p text:style-name="P1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032cm" svg:height="0.635cm" svg:x="10.668cm" svg:y="4.826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032cm" svg:height="0.635cm" svg:x="12.7cm" svg:y="4.826cm">
          <text:p text:style-name="P1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032cm" svg:height="0.635cm" svg:x="12.7cm" svg:y="3.556cm">
          <text:p text:style-name="P1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2.032cm" svg:height="0.635cm" svg:x="12.7cm" svg:y="4.191cm">
          <text:p text:style-name="P1"><text:span text:style-name="T1">invalid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032cm" svg:height="0.635cm" svg:x="10.668cm" svg:y="4.191cm">
          <text:p text:style-name="P1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032cm" svg:height="0.635cm" svg:x="6.604cm" svg:y="2.921cm">
          <text:p text:style-name="P1"><text:span text:style-name="T1">+0</text:span></text:p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032cm" svg:height="0.635cm" svg:x="8.636cm" svg:y="3.556cm">
          <text:p text:style-name="P1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1.905cm" svg:height="0.635cm" svg:x="2.667cm" svg:y="1.651cm">
          <text:p text:style-name="P1"><text:span text:style-name="T1">FADD</text:span></text:p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2.032cm" svg:height="0.635cm" svg:x="0.508cm" svg:y="1.016cm">
          <text:p text:style-name="P3"><text:span text:style-name="T2">m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032cm" svg:height="0.635cm" svg:x="0.508cm" svg:y="1.651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2.032cm" svg:height="0.635cm" svg:x="0.508cm" svg:y="2.286cm">
          <text:p text:style-name="P5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.032cm" svg:height="0.635cm" svg:x="0.508cm" svg:y="2.921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2.032cm" svg:height="0.635cm" svg:x="0.508cm" svg:y="3.556cm">
          <text:p text:style-name="P3"><text:span text:style-name="T1">-0</text:span>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2.032cm" svg:height="0.635cm" svg:x="0.508cm" svg:y="4.191cm">
          <text:p text:style-name="P3"><text:span text:style-name="T1">+inf</text:span></text:p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2.032cm" svg:height="0.635cm" svg:x="0.508cm" svg:y="4.826cm">
          <text:p text:style-name="P3"><text:span text:style-name="T1">-inf</text:span></text:p>
          <draw:enhanced-geometry svg:viewBox="0 0 21600 21600" draw:type="rectangle" draw:enhanced-path="M 0 0 L 21600 0 21600 21600 0 21600 0 0 Z N"/>
        </draw:custom-shape>
        <draw:custom-shape draw:style-name="gr21" draw:text-style-name="P6" draw:layer="layout" svg:width="2.032cm" svg:height="0.635cm" svg:x="0.508cm" svg:y="5.461cm">
          <text:p text:style-name="P3"><text:span text:style-name="T1">qNaN</text:span></text:p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2.032cm" svg:height="0.635cm" svg:x="0.508cm" svg:y="6.09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2.032cm" svg:height="0.635cm" svg:x="2.54cm" svg:y="1.016cm">
          <text:p text:style-name="P3"><text:span text:style-name="T2">+NORM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.032cm" svg:height="0.635cm" svg:x="4.572cm" svg:y="1.016cm">
          <text:p text:style-name="P3"><text:span text:style-name="T2">-NORM</text:span></text:p>
          <draw:enhanced-geometry svg:viewBox="0 0 21600 21600" draw:type="rectangle" draw:enhanced-path="M 0 0 L 21600 0 21600 21600 0 21600 0 0 Z N"/>
        </draw:custom-shape>
        <draw:custom-shape draw:style-name="gr25" draw:text-style-name="P4" draw:layer="layout" svg:width="2.032cm" svg:height="0.635cm" svg:x="6.604cm" svg:y="1.016cm">
          <text:p text:style-name="P3"><text:span text:style-name="T2">+0</text:span></text:p>
          <draw:enhanced-geometry svg:viewBox="0 0 21600 21600" draw:type="rectangle" draw:enhanced-path="M 0 0 L 21600 0 21600 21600 0 21600 0 0 Z N"/>
        </draw:custom-shape>
        <draw:custom-shape draw:style-name="gr26" draw:text-style-name="P4" draw:layer="layout" svg:width="2.032cm" svg:height="0.635cm" svg:x="8.636cm" svg:y="1.016cm">
          <text:p text:style-name="P3"><text:span text:style-name="T2">-0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032cm" svg:height="0.635cm" svg:x="10.668cm" svg:y="1.016cm">
          <text:p text:style-name="P3"><text:span text:style-name="T2">+inf</text:span>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2.032cm" svg:height="0.635cm" svg:x="12.7cm" svg:y="1.016cm">
          <text:p text:style-name="P3"><text:span text:style-name="T2">-inf</text:span></text:p>
          <draw:enhanced-geometry svg:viewBox="0 0 21600 21600" draw:type="rectangle" draw:enhanced-path="M 0 0 L 21600 0 21600 21600 0 21600 0 0 Z N"/>
        </draw:custom-shape>
        <draw:custom-shape draw:style-name="gr29" draw:text-style-name="P4" draw:layer="layout" svg:width="16.256cm" svg:height="0.635cm" svg:x="2.54cm" svg:y="0.381cm">
          <text:p text:style-name="P3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2.032cm" svg:height="0.635cm" svg:x="14.732cm" svg:y="1.016cm">
          <text:p text:style-name="P3"><text:span text:style-name="T2">qNaN</text:span></text:p>
          <draw:enhanced-geometry svg:viewBox="0 0 21600 21600" draw:type="rectangle" draw:enhanced-path="M 0 0 L 21600 0 21600 21600 0 21600 0 0 Z N"/>
        </draw:custom-shape>
        <draw:custom-shape draw:style-name="gr31" draw:text-style-name="P4" draw:layer="layout" svg:width="2.032cm" svg:height="0.635cm" svg:x="16.764cm" svg:y="1.016cm">
          <text:p text:style-name="P3"><text:span text:style-name="T2">sNaN</text:span>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2.54cm" svg:y1="1.651cm" svg:x2="2.54cm" svg:y2="6.731cm">
          <text:p/>
        </draw:line>
        <draw:line draw:style-name="gr32" draw:text-style-name="P3" draw:layer="layout" svg:x1="2.54cm" svg:y1="1.651cm" svg:x2="18.796cm" svg:y2="1.651cm">
          <text:p/>
        </draw:line>
        <draw:line draw:style-name="gr33" draw:text-style-name="P3" draw:layer="layout" svg:x1="2.54cm" svg:y1="4.191cm" svg:x2="10.668cm" svg:y2="4.191cm">
          <text:p/>
        </draw:line>
        <draw:line draw:style-name="gr33" draw:text-style-name="P3" draw:layer="layout" svg:x1="10.668cm" svg:y1="4.191cm" svg:x2="10.668cm" svg:y2="1.651cm">
          <text:p/>
        </draw:line>
        <draw:line draw:style-name="gr33" draw:text-style-name="P3" draw:layer="layout" svg:x1="2.54cm" svg:y1="6.731cm" svg:x2="18.796cm" svg:y2="6.731cm">
          <text:p/>
        </draw:line>
        <draw:line draw:style-name="gr33" draw:text-style-name="P3" draw:layer="layout" svg:x1="18.796cm" svg:y1="6.731cm" svg:x2="18.796cm" svg:y2="1.651cm">
          <text:p/>
        </draw:line>
        <draw:line draw:style-name="gr33" draw:text-style-name="P3" draw:layer="layout" svg:x1="6.604cm" svg:y1="4.191cm" svg:x2="6.604cm" svg:y2="2.921cm">
          <text:p/>
        </draw:line>
        <draw:line draw:style-name="gr33" draw:text-style-name="P3" draw:layer="layout" svg:x1="6.604cm" svg:y1="2.921cm" svg:x2="10.668cm" svg:y2="2.921cm">
          <text:p/>
        </draw:line>
        <draw:line draw:style-name="gr33" draw:text-style-name="P3" draw:layer="layout" svg:x1="8.636cm" svg:y1="3.556cm" svg:x2="10.668cm" svg:y2="3.556cm">
          <text:p/>
        </draw:line>
        <draw:line draw:style-name="gr33" draw:text-style-name="P3" draw:layer="layout" svg:x1="8.636cm" svg:y1="4.191cm" svg:x2="8.636cm" svg:y2="3.556cm">
          <text:p/>
        </draw:line>
        <draw:line draw:style-name="gr33" draw:text-style-name="P3" draw:layer="layout" svg:x1="2.54cm" svg:y1="4.826cm" svg:x2="12.7cm" svg:y2="4.826cm">
          <text:p/>
        </draw:line>
        <draw:line draw:style-name="gr33" draw:text-style-name="P3" draw:layer="layout" svg:x1="12.7cm" svg:y1="4.826cm" svg:x2="12.7cm" svg:y2="1.651cm">
          <text:p/>
        </draw:line>
        <draw:line draw:style-name="gr33" draw:text-style-name="P3" draw:layer="layout" svg:x1="14.732cm" svg:y1="5.461cm" svg:x2="14.732cm" svg:y2="1.651cm">
          <text:p/>
        </draw:line>
        <draw:line draw:style-name="gr33" draw:text-style-name="P3" draw:layer="layout" svg:x1="2.54cm" svg:y1="5.461cm" svg:x2="14.732cm" svg:y2="5.461cm">
          <text:p/>
        </draw:line>
        <draw:line draw:style-name="gr33" draw:text-style-name="P3" draw:layer="layout" svg:x1="2.413cm" svg:y1="6.096cm" svg:x2="16.764cm" svg:y2="6.096cm">
          <text:p/>
        </draw:line>
        <draw:line draw:style-name="gr33" draw:text-style-name="P3" draw:layer="layout" svg:x1="16.764cm" svg:y1="6.096cm" svg:x2="16.764cm" svg:y2="1.651cm">
          <text:p/>
        </draw:line>
        <draw:frame draw:style-name="gr34" draw:text-style-name="P7" draw:layer="layout" svg:width="18.288cm" svg:height="1.651cm" svg:x="0.508cm" svg:y="7.112cm">
          <draw:text-box>
            <text:p><text:span text:style-name="T3">Note:</text:span><text:span text:style-name="T3"><text:tab/></text:span><text:span text:style-name="T3">When DN = 1, the value of a denormalized number is treated as 0.</text:span></text:p>
            <text:p><text:span text:style-name="T3"><text:tab/></text:span><text:span text:style-name="T3">When DN = 0, calculation for denormalized numbers is the same as for normalized numbers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05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11T11:32:31</dc:date>
    <dc:creator>Yam </dc:creator>
    <meta:editing-duration>PT34M13S</meta:editing-duration>
    <meta:editing-cycles>24</meta:editing-cycles>
    <meta:generator>LibreOffice/3.5$Linux_x86 LibreOffice_project/350m1$Build-2</meta:generator>
    <meta:document-statistic meta:object-count="48"/>
  </office:meta>
</office:document-meta>
</file>